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000000" draw:marker-start-width="0.26cm" draw:marker-end-width="0.26cm" draw:fill="solid" draw:fill-color="#ff0000" draw:opacity="50%" draw:textarea-horizontal-align="justify" draw:textarea-vertical-align="middle" draw:auto-grow-height="false" fo:padding-top="0.145cm" fo:padding-bottom="0.145cm" fo:padding-left="0.27cm" fo:padding-right="0.27cm" draw:shadow-opacity="50%"/>
    </style:style>
    <style:style style:name="gr4" style:family="graphic" style:parent-style-name="standard">
      <style:graphic-properties draw:stroke="solid"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standard">
      <style:graphic-properties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004586" draw:opacity="50%" draw:textarea-horizontal-align="justify" draw:textarea-vertical-align="middle" draw:auto-grow-height="false" fo:padding-top="0.145cm" fo:padding-bottom="0.145cm" fo:padding-left="0.27cm" fo:padding-right="0.27cm" draw:shadow-opacity="50%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0000" draw:opacity="5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5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03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184cm"/>
    </style:style>
    <style:style style:name="gr12" style:family="graphic" style:parent-style-name="standard">
      <style:graphic-properties svg:stroke-width="0.04cm" svg:stroke-color="#000000" draw:marker-start-width="0.26cm" draw:marker-end-width="0.26cm" draw:fill="solid" draw:fill-color="#008000" draw:opacity="5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P3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4" style:family="paragraph">
      <style:paragraph-properties fo:text-align="center"/>
      <style:text-properties fo:font-family="'Open Sans'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P6" style:family="paragraph">
      <style:text-properties fo:font-family="'Open Sans'" style:font-family-generic="swiss" style:font-pitch="variable" fo:font-size="12pt" style:font-size-asian="12pt" style:font-size-complex="12pt"/>
    </style:style>
    <style:style style:name="P7" style:family="paragraph">
      <style:text-properties fo:font-family="'Open Sans'" style:font-family-generic="swiss" style:font-pitch="variable" fo:font-size="16pt" style:font-size-asian="16pt" style:font-size-complex="16pt"/>
    </style:style>
    <style:style style:name="P8" style:family="paragraph">
      <style:paragraph-properties fo:text-align="center"/>
      <style:text-properties fo:font-family="'Open Sans'" style:font-family-generic="swiss" style:font-pitch="variable" fo:font-size="16pt" style:font-size-asian="16pt" style:font-size-complex="16pt"/>
    </style:style>
    <style:style style:name="T1" style:family="text"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T2" style:family="text">
      <style:text-properties fo:font-family="'Open Sans'" style:font-family-generic="swiss" style:font-pitch="variable" fo:font-size="17pt" style:font-size-asian="17pt" style:font-size-complex="17pt"/>
    </style:style>
    <style:style style:name="T3" style:family="text">
      <style:text-properties fo:font-family="'Open Sans'" style:font-family-generic="swiss" style:font-pitch="variable" fo:font-size="12pt" style:font-size-asian="12pt" style:font-size-complex="12pt"/>
    </style:style>
    <style:style style:name="T4" style:family="text"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T5" style:family="text">
      <style:text-properties fo:font-family="'Open Sans'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family="'Open Sans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8.1cm" svg:x2="1.7cm" svg:y2="8.1cm">
          <text:p/>
        </draw:line>
        <draw:custom-shape draw:style-name="gr2" draw:text-style-name="P2" draw:layer="layout" svg:width="2.8cm" svg:height="0.9cm" svg:x="6.4cm" svg:y="1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6.3cm" svg:y="7.6cm">
          <text:p text:style-name="P1"><text:span text:style-name="T2">assiste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6.3cm" svg:y="14cm">
          <text:p text:style-name="P1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.9cm" svg:y1="8.073cm" svg:x2="5.992cm" svg:y2="8.073cm">
          <text:p/>
        </draw:line>
        <draw:line draw:style-name="gr1" draw:text-style-name="P1" draw:layer="layout" svg:x1="3.778cm" svg:y1="8.482cm" svg:x2="5.953cm" svg:y2="14.462cm">
          <text:p/>
        </draw:line>
        <draw:line draw:style-name="gr1" draw:text-style-name="P1" draw:layer="layout" svg:x1="3.745cm" svg:y1="7.614cm" svg:x2="5.986cm" svg:y2="1.458cm">
          <text:p/>
        </draw:line>
        <draw:custom-shape draw:style-name="gr3" draw:text-style-name="P4" draw:layer="layout" svg:width="1.905cm" svg:height="0.711cm" svg:x="10.1cm" svg:y="7.7cm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8cm" svg:height="0.9cm" svg:x="16.467cm" svg:y="11.63cm">
          <text:p text:style-name="P1"><text:span text:style-name="T4">missi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193cm" svg:y1="14.246cm" svg:x2="13.038cm" svg:y2="13.319cm">
          <text:p/>
        </draw:line>
        <draw:custom-shape draw:style-name="gr2" draw:text-style-name="P2" draw:layer="layout" svg:width="2.8cm" svg:height="0.9cm" svg:x="16.467cm" svg:y="15.975cm">
          <text:p text:style-name="P1"><text:span text:style-name="T1">RT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8cm" svg:height="0.9cm" svg:x="16.467cm" svg:y="5.28cm">
          <text:p text:style-name="P1"><text:span text:style-name="T4">seatbel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176cm" svg:y1="8.239cm" svg:x2="16.24cm" svg:y2="10.017cm">
          <text:p/>
        </draw:line>
        <draw:custom-shape draw:style-name="gr4" draw:text-style-name="P2" draw:layer="layout" svg:width="2.8cm" svg:height="0.9cm" svg:x="16.467cm" svg:y="9.636cm">
          <text:p text:style-name="P1"><text:span text:style-name="T1">autolan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cm" svg:height="0.9cm" svg:x="16.461cm" svg:y="7.466cm">
          <text:p text:style-name="P1"><text:span text:style-name="T2">simpl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8cm" svg:height="0.9cm" svg:x="16.461cm" svg:y="13.8cm">
          <text:p text:style-name="P1"><text:span text:style-name="T2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23.506cm" svg:y="12.839cm">
          <text:p text:style-name="P1"><text:span text:style-name="T2">off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8cm" svg:height="0.9cm" svg:x="23.506cm" svg:y="10.415cm">
          <text:p text:style-name="P1"><text:span text:style-name="T4">onbo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7.597cm" svg:height="0.827cm" svg:x="3.448cm" svg:y="16.767cm">
          <draw:text-box>
            <text:p><text:span text:style-name="T3">mandatory mode switch (3 position)</text:span></text:p>
          </draw:text-box>
        </draw:frame>
        <draw:custom-shape draw:style-name="gr7" draw:text-style-name="P4" draw:layer="layout" svg:width="1.905cm" svg:height="0.711cm" svg:x="1.8cm" svg:y="7.7cm">
          <text:p text:style-name="P1"><text:span text:style-name="T3">SW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.905cm" svg:height="0.711cm" svg:x="10.082cm" svg:y="14.105cm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1.653cm" svg:height="0.827cm" svg:x="3.448cm" svg:y="18.899cm">
          <draw:text-box>
            <text:p><text:span text:style-name="T3">optional mission control switch (2 position) (w/o </text:span><text:span text:style-name="T5">default)</text:span><text:span text:style-name="T3"> </text:span></text:p>
          </draw:text-box>
        </draw:frame>
        <draw:custom-shape draw:style-name="gr2" draw:text-style-name="P4" draw:layer="layout" svg:width="1.905cm" svg:height="0.711cm" svg:x="20.337cm" svg:y="11.696cm">
          <text:p text:style-name="P1"><text:span text:style-name="T3">PARAM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0.735cm" svg:height="0.827cm" svg:x="9.22cm" svg:y="1.151cm">
          <draw:text-box>
            <text:p><text:span text:style-name="T3">*</text:span></text:p>
          </draw:text-box>
        </draw:frame>
        <draw:frame draw:style-name="gr9" draw:text-style-name="P6" draw:layer="layout" svg:width="7.504cm" svg:height="1.403cm" svg:x="21.066cm" svg:y="18.526cm">
          <draw:text-box>
            <text:p><text:span text:style-name="T3">multirotors: attitude stabilized,</text:span></text:p>
            <text:p><text:span text:style-name="T3">fixed wing: mixing of manual inputs</text:span></text:p>
          </draw:text-box>
        </draw:frame>
        <draw:frame draw:style-name="gr11" draw:text-style-name="P7" draw:layer="layout" svg:width="0.815cm" svg:height="1.017cm" svg:x="20.431cm" svg:y="18.652cm">
          <draw:text-box>
            <text:p><text:span text:style-name="T6">*</text:span></text:p>
          </draw:text-box>
        </draw:frame>
        <draw:custom-shape draw:style-name="gr12" draw:text-style-name="P4" draw:layer="layout" svg:width="1.905cm" svg:height="0.711cm" svg:x="13.292cm" svg:y="12.811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255cm" svg:y1="8.074cm" svg:x2="9.955cm" svg:y2="8.074cm">
          <text:p/>
        </draw:line>
        <draw:custom-shape draw:style-name="gr2" draw:text-style-name="P4" draw:layer="layout" svg:width="1.905cm" svg:height="0.7cm" svg:x="13.249cm" svg:y="6.566cm">
          <text:p text:style-name="P1"><text:span text:style-name="T3">PA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241cm" svg:y1="14.467cm" svg:x2="9.941cm" svg:y2="14.467cm">
          <text:p/>
        </draw:line>
        <draw:line draw:style-name="gr1" draw:text-style-name="P1" draw:layer="layout" svg:x1="19.448cm" svg:y1="12.026cm" svg:x2="20.148cm" svg:y2="12.026cm">
          <text:p/>
        </draw:line>
        <draw:custom-shape draw:style-name="gr7" draw:text-style-name="P4" draw:layer="layout" svg:width="1.905cm" svg:height="0.711cm" svg:x="1.289cm" svg:y="16.818cm">
          <text:p text:style-name="P1"><text:span text:style-name="T3">SW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905cm" svg:height="0.711cm" svg:x="1.289cm" svg:y="17.91cm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1.905cm" svg:height="0.711cm" svg:x="1.289cm" svg:y="19.026cm">
          <text:p text:style-name="P1"><text:span text:style-name="T3">SW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1.137cm" svg:height="0.827cm" svg:x="3.421cm" svg:y="17.81cm">
          <draw:text-box>
            <text:p><text:span text:style-name="T3">optional autoland/RTL switch (2 position) (w/o </text:span><text:span text:style-name="T5">default)</text:span></text:p>
          </draw:text-box>
        </draw:frame>
        <draw:line draw:style-name="gr1" draw:text-style-name="P1" draw:layer="layout" svg:x1="12.176cm" svg:y1="7.858cm" svg:x2="13.021cm" svg:y2="6.931cm">
          <text:p/>
        </draw:line>
        <draw:line draw:style-name="gr1" draw:text-style-name="P1" draw:layer="layout" svg:x1="15.368cm" svg:y1="6.672cm" svg:x2="16.213cm" svg:y2="5.745cm">
          <text:p/>
        </draw:line>
        <draw:line draw:style-name="gr1" draw:text-style-name="P1" draw:layer="layout" svg:x1="15.368cm" svg:y1="7.042cm" svg:x2="16.213cm" svg:y2="7.969cm">
          <text:p/>
        </draw:line>
        <draw:line draw:style-name="gr1" draw:text-style-name="P1" draw:layer="layout" svg:x1="12.176cm" svg:y1="14.578cm" svg:x2="16.24cm" svg:y2="16.367cm">
          <text:p/>
        </draw:line>
        <draw:line draw:style-name="gr1" draw:text-style-name="P1" draw:layer="layout" svg:x1="15.368cm" svg:y1="13.011cm" svg:x2="16.213cm" svg:y2="12.084cm">
          <text:p/>
        </draw:line>
        <draw:line draw:style-name="gr1" draw:text-style-name="P1" draw:layer="layout" svg:x1="15.368cm" svg:y1="13.381cm" svg:x2="16.213cm" svg:y2="14.308cm">
          <text:p/>
        </draw:line>
        <draw:line draw:style-name="gr1" draw:text-style-name="P1" draw:layer="layout" svg:x1="22.413cm" svg:y1="11.823cm" svg:x2="23.258cm" svg:y2="10.896cm">
          <text:p/>
        </draw:line>
        <draw:line draw:style-name="gr1" draw:text-style-name="P1" draw:layer="layout" svg:x1="22.413cm" svg:y1="12.293cm" svg:x2="23.258cm" svg:y2="13.22cm">
          <text:p/>
        </draw:line>
      </draw:page>
      <draw:page draw:name="page2" draw:style-name="dp1" draw:master-page-name="Default">
        <draw:custom-shape draw:style-name="gr2" draw:text-style-name="P3" draw:layer="layout" svg:width="2.8cm" svg:height="0.9cm" svg:x="2.8cm" svg:y="4.9cm">
          <text:p text:style-name="P1"><text:span text:style-name="T2">inpu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5.3cm" svg:x2="2.6cm" svg:y2="5.3cm">
          <text:p/>
        </draw:line>
        <draw:custom-shape draw:style-name="gr2" draw:text-style-name="P5" draw:layer="layout" svg:width="2.8cm" svg:height="0.9cm" svg:x="8.6cm" svg:y="3.122cm">
          <text:p text:style-name="P1"><text:span text:style-name="T4">body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5.622cm" svg:x2="8.4cm" svg:y2="7.1cm">
          <text:p/>
        </draw:line>
        <draw:line draw:style-name="gr1" draw:text-style-name="P1" draw:layer="layout" svg:x1="7.3cm" svg:y1="5.022cm" svg:x2="8.4cm" svg:y2="3.522cm">
          <text:p/>
        </draw:line>
        <draw:custom-shape draw:style-name="gr2" draw:text-style-name="P2" draw:layer="layout" svg:width="2.8cm" svg:height="0.9cm" svg:x="8.567cm" svg:y="6.7cm">
          <text:p text:style-name="P1"><text:span text:style-name="T1">worl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2.8cm" svg:y="11.2cm">
          <text:p text:style-name="P1"><text:span text:style-name="T2">bounding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11.6cm" svg:x2="2.6cm" svg:y2="11.6cm">
          <text:p/>
        </draw:line>
        <draw:custom-shape draw:style-name="gr2" draw:text-style-name="P5" draw:layer="layout" svg:width="2.8cm" svg:height="0.9cm" svg:x="8.6cm" svg:y="9.422cm">
          <text:p text:style-name="P1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11.922cm" svg:x2="8.4cm" svg:y2="13.4cm">
          <text:p/>
        </draw:line>
        <draw:line draw:style-name="gr1" draw:text-style-name="P1" draw:layer="layout" svg:x1="7.3cm" svg:y1="11.322cm" svg:x2="8.4cm" svg:y2="9.822cm">
          <text:p/>
        </draw:line>
        <draw:custom-shape draw:style-name="gr2" draw:text-style-name="P2" draw:layer="layout" svg:width="2.8cm" svg:height="0.9cm" svg:x="8.567cm" svg:y="13cm">
          <text:p text:style-name="P1"><text:span text:style-name="T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2.8cm" svg:height="0.9cm" svg:x="2.8cm" svg:y="17.5cm">
          <text:p text:style-name="P1"><text:span text:style-name="T6">avoidanc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17.9cm" svg:x2="2.6cm" svg:y2="17.9cm">
          <text:p/>
        </draw:line>
        <draw:custom-shape draw:style-name="gr2" draw:text-style-name="P5" draw:layer="layout" svg:width="2.8cm" svg:height="0.9cm" svg:x="8.6cm" svg:y="15.722cm">
          <text:p text:style-name="P1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18.222cm" svg:x2="8.4cm" svg:y2="19.7cm">
          <text:p/>
        </draw:line>
        <draw:line draw:style-name="gr1" draw:text-style-name="P1" draw:layer="layout" svg:x1="7.3cm" svg:y1="17.622cm" svg:x2="8.4cm" svg:y2="16.122cm">
          <text:p/>
        </draw:line>
        <draw:custom-shape draw:style-name="gr2" draw:text-style-name="P2" draw:layer="layout" svg:width="2.8cm" svg:height="0.9cm" svg:x="8.567cm" svg:y="19.3cm">
          <text:p text:style-name="P1"><text:span text:style-name="T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11.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5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17.6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2.8cm" svg:height="0.9cm" svg:x="2.8cm" svg:y="23.8cm">
          <text:p text:style-name="P1"><text:span text:style-name="T6">acr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24.2cm" svg:x2="2.6cm" svg:y2="24.2cm">
          <text:p/>
        </draw:line>
        <draw:custom-shape draw:style-name="gr2" draw:text-style-name="P5" draw:layer="layout" svg:width="2.8cm" svg:height="0.9cm" svg:x="8.6cm" svg:y="22.022cm">
          <text:p text:style-name="P1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24.522cm" svg:x2="8.4cm" svg:y2="26cm">
          <text:p/>
        </draw:line>
        <draw:line draw:style-name="gr1" draw:text-style-name="P1" draw:layer="layout" svg:x1="7.3cm" svg:y1="23.922cm" svg:x2="8.4cm" svg:y2="22.422cm">
          <text:p/>
        </draw:line>
        <draw:custom-shape draw:style-name="gr2" draw:text-style-name="P2" draw:layer="layout" svg:width="2.8cm" svg:height="0.9cm" svg:x="8.567cm" svg:y="25.6cm">
          <text:p text:style-name="P1"><text:span text:style-name="T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23.9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30T22:53:49</meta:creation-date>
    <meta:generator>LibreOffice/3.6$MacOSX_x86 LibreOffice_project/e29a214-2bbed72-0621de6-a97528c-8f066d</meta:generator>
    <dc:date>2013-01-26T11:16:34</dc:date>
    <meta:editing-duration>PT9H1M13S</meta:editing-duration>
    <meta:editing-cycles>44</meta:editing-cycles>
    <meta:print-date>2013-01-20T17:26:49</meta:print-date>
    <meta:document-statistic meta:object-count="71"/>
  </office:meta>
</office:document-meta>
</file>